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e5c" officeooo:paragraph-rsid="00019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rest con hateoas</text:p>
      <text:p text:style-name="P1"/>
      <text:p text:style-name="P1">exit(\json_encode())</text:p>
      <text:p text:style-name="P1">\http_response_cod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06T09:14:27.301000000</dc:date>
    <meta:editing-duration>PT6M21S</meta:editing-duration>
    <meta:editing-cycles>1</meta:editing-cycles>
    <meta:document-statistic meta:table-count="0" meta:image-count="0" meta:object-count="0" meta:page-count="1" meta:paragraph-count="3" meta:word-count="6" meta:character-count="59" meta:non-whitespace-character-count="56"/>
  </office:meta>
</office:document-meta>
</file>